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0.967cm"/>
    </style:style>
    <style:style style:name="gr6" style:family="graphic" style:parent-style-name="standard">
      <style:graphic-properties svg:stroke-width="0.15cm" draw:marker-start-width="0.525cm" draw:marker-end="Arrow" draw:marker-end-width="0.425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fo:min-height="0.992cm"/>
    </style:style>
    <style:style style:name="gr8" style:family="graphic" style:parent-style-name="standard">
      <style:graphic-properties draw:stroke="dash" draw:stroke-dash="Ultrafine_20_Dashed" svg:stroke-width="0.03cm" draw:marker-start-width="0.345cm" draw:marker-end-width="0.3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24cm" svg:height="0.419cm" svg:x="0.9cm" svg:y="0.06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9cm" svg:y1="0.491cm" svg:x2="3.14cm" svg:y2="0.491cm">
          <text:p/>
        </draw:line>
        <draw:line draw:style-name="gr3" draw:text-style-name="P1" draw:layer="layout" svg:x1="1.9cm" svg:y1="0.5cm" svg:x2="1.891cm" svg:y2="2.809cm">
          <text:p/>
        </draw:line>
        <draw:line draw:style-name="gr4" draw:text-style-name="P1" draw:layer="layout" svg:x1="3.101cm" svg:y1="1.5cm" svg:x2="2.127cm" svg:y2="1.5cm">
          <text:p/>
        </draw:line>
        <draw:frame draw:style-name="gr5" draw:text-style-name="P2" draw:layer="layout" svg:width="0.974cm" svg:height="1.217cm" svg:x="2.926cm" svg:y="1cm">
          <draw:text-box>
            <text:p text:style-name="P2">X</text:p>
          </draw:text-box>
        </draw:frame>
        <draw:line draw:style-name="gr6" draw:text-style-name="P1" draw:layer="layout" svg:x1="1.9cm" svg:y1="3cm" svg:x2="1.9cm" svg:y2="4.864cm">
          <text:p/>
        </draw:line>
        <draw:frame draw:style-name="gr7" draw:text-style-name="P3" draw:layer="layout" svg:width="1.621cm" svg:height="1.242cm" svg:x="2cm" svg:y="3.8cm">
          <draw:text-box>
            <text:p text:style-name="P2"><text:span text:style-name="T1">mg</text:span></text:p>
          </draw:text-box>
        </draw:frame>
        <draw:line draw:style-name="gr8" draw:text-style-name="P1" draw:layer="layout" svg:x1="1.6cm" svg:y1="1.5cm" svg:x2="2.1cm" svg:y2="1.5cm">
          <text:p/>
        </draw:line>
        <draw:g>
          <draw:line draw:style-name="gr9" draw:text-style-name="P1" draw:layer="layout" svg:x1="1.499cm" svg:y1="2.574cm" svg:x2="2.063cm" svg:y2="2.97cm">
            <text:p/>
          </draw:line>
          <draw:line draw:style-name="gr10" draw:text-style-name="P1" draw:layer="layout" svg:x1="1.972cm" svg:y1="2.884cm" svg:x2="2.29cm" svg:y2="3.805cm">
            <text:p/>
          </draw:line>
          <draw:line draw:style-name="gr10" draw:text-style-name="P1" draw:layer="layout" svg:x1="1.613cm" svg:y1="2.654cm" svg:x2="1.217cm" svg:y2="3.218cm">
            <text:p/>
          </draw:line>
          <draw:line draw:style-name="gr10" draw:text-style-name="P1" draw:layer="layout" svg:x1="1.972cm" svg:y1="2.884cm" svg:x2="2.524cm" svg:y2="3.619cm">
            <text:p/>
          </draw:line>
          <draw:line draw:style-name="gr10" draw:text-style-name="P1" draw:layer="layout" svg:x1="1.613cm" svg:y1="2.654cm" svg:x2="1.469cm" svg:y2="3.174cm">
            <text:p/>
          </draw:line>
          <draw:custom-shape draw:style-name="gr11" draw:text-style-name="P1" draw:layer="layout" svg:width="0.487cm" svg:height="0.487cm" draw:transform="rotate (0.173311194723004) translate (1.048cm 2.261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2" draw:text-style-name="P2" draw:layer="layout" svg:width="1cm" svg:height="1.25cm" svg:x="1.8cm" svg:y="1.5cm">
          <draw:text-box>
            <text:p text:style-name="P2">A</text:p>
          </draw:text-box>
        </draw:frame>
        <draw:frame draw:style-name="gr12" draw:text-style-name="P2" draw:layer="layout" svg:width="1cm" svg:height="1.25cm" svg:x="1.8cm" svg:y="0.5cm">
          <draw:text-box>
            <text:p text:style-name="P2"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07:47</dc:date>
    <meta:editing-cycles>22</meta:editing-cycles>
    <meta:editing-duration>PT07H15M38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